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roid Serif" svg:font-family="'Droid Serif', 'Times New Roman', Times, serif"/>
    <style:font-face style:name="Futura" svg:font-family="Futura, 'Century Gothic', Avenir, 'Didact Gothic', 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font-variant="normal" fo:text-transform="none" fo:color="#001e4f" style:font-name="Futura" fo:font-size="15pt" fo:letter-spacing="normal" fo:font-style="normal" fo:font-weight="bold"/>
    </style:style>
    <style:style style:name="P2" style:family="paragraph" style:parent-style-name="Text_20_body">
      <style:paragraph-properties fo:margin-left="0in" fo:margin-right="0in" fo:margin-top="0in" fo:margin-bottom="0.1043in" style:line-height-at-least="0.1772in" fo:text-indent="0in" style:auto-text-indent="false"/>
      <style:text-properties fo:font-variant="normal" fo:text-transform="none" fo:color="#333333" style:font-name="Droid Serif" fo:font-size="9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cholarship</text:h>
      <text:p text:style-name="P2">Techlaw LLP is pleased to offer the an annual scholarship opportunity:</text:p>
      <text:p text:style-name="P2">Every year Techlaw LLP awards one (1) scholarship of $500.00 to a student who will be attending a four-year college or law school in the United States. The scholarship will be awarded to an outstanding individual who we feel best responds to the following prompts:</text:p>
      <text:p text:style-name="P2">1. It has been said that the future of America is in its ability to generate, protect and monetize intellectual property. There is a tension between the rights of inventors, creators, and entpreneurs to protect their ideas and the right of society of enjoy the benefit of giving protection for these things. In recent years, there have been laws to extend the term of copyright protection. Would society be better served if copyright protection was much shorter, for example 14 years versus 120 years? Address this question in 500 words or less.</text:p>
      <text:p text:style-name="P2">2. In 200 words or less, describe why you believe that you are an outstanding person who should receive our scholarship.</text:p>
      <text:p text:style-name="P2">Requirements:</text:p>
      <text:p text:style-name="P2">The scholarship is available for an individual attending an accredited four-year college/university or law school in the United States full time in the following academic year. Decisions for each year are made by April 30 for the upcoming Fall school year. We will verify college attendance prior to making the award to the winner. Funds will be paid only to the school, and not to the individual.</text:p>
      <text:p text:style-name="P2">Send your response to prompts 1 and 2 on ONE document in Word format, via email to: scholarship@techlawllp.com. At the top of the page include the following:</text:p>
      <text:p text:style-name="P2">Name</text:p>
      <text:p text:style-name="P2">Address</text:p>
      <text:p text:style-name="P2">Email</text:p>
      <text:p text:style-name="P2">High School</text:p>
      <text:p text:style-name="P2">College You Intent to Attend</text:p>
      <text:p text:style-name="P2">GPA (weighted)</text:p>
      <text:p text:style-name="P2">All entries are due March 31 for April 30 of that year. Applications received after April 30 will be held for the subsequent year.</text:p>
      <text:p text:style-name="P2">Do not put anything in the body of your email other than this statement: “I am submitting my application for the Techlaw LLP scholarship. I hereby agree that I will only be eligible to receive the scholarship if I am attending an accredited four-year college/university or law school in the United States, and I agree that regardless of whether I win or not, my article may be published in the sole discretion of Techlaw LLP, should my article be viewed as meritorious of publication. By placing my name here, I declare that the attachment is my own work and is true and correct. /Your Name/”</text:p>
      <text:p text:style-name="P2">By submitting your essay to us, you agree that we may publish your essay. If we publish your essay, we will attribute your name as the author, but will not provide or publish any other information about you. Your submission constitutes an irrevocable license that you grant to us for purposes of publishing your essay on our website and on any affiliated websit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Armani Willis at Gmail dot com</text:p>
      <text:p text:style-name="Standard"/>
      <text:p text:style-name="Standard">1946 Tremont Avenue</text:p>
      <text:p text:style-name="Standard"/>
      <text:p text:style-name="Standard"><text:s/>Mercy College</text:p>
      <text:p text:style-name="Standard"/>
      <text:p text:style-name="Standard">2</text:p>
      <text:p text:style-name="Standard"/>
      <text:p text:style-name="Standard">#1.: The intellectual property laws are in place to ensure the profitability of whatever is thought up and </text:p>
      <text:p text:style-name="Standard">executed onto an intellectual medium of conveyance for the purpose of intentional financial or monetary gain. It ensures that all people who publish a work of intellectual property (as described previously) within their own country will be able to develop a market for it as the ultimate intention of </text:p>
      <text:p text:style-name="Standard">anyone who would develop any work of intellectual property.</text:p>
      <text:p text:style-name="Standard"/>
      <text:p text:style-name="Standard">Also, that person who originates the work will not be infringed upon by the government bodies for the </text:p>
      <text:p text:style-name="Standard">reason of copyright infringement, or by any other originator of the same work by means of copyright</text:p>
      <text:p text:style-name="Standard">infringement, which is the process of marketing or publishing someone else's work for your own sake,</text:p>
      <text:p text:style-name="Standard">claim, or profit.</text:p>
      <text:p text:style-name="Standard"/>
      <text:p text:style-name="Standard">But, how does the government know who originates the original work? For as long as this question has to be disputed, all clauses of intellectual property are nullified, and for as long as this question is up for debate, all clauses of intellectual property are questionable. This is due to the inability for the government and not any originator of the work to recognize any originator of the work, and to then </text:p>
      <text:p text:style-name="Standard">establish intellectual property clauses onto that work and its 'originator'.</text:p>
      <text:p text:style-name="Standard"/>
      <text:p text:style-name="Standard">Also, notice the time limit for which copyright protection lasts. Whether the work is 12 or 120 years old, the government will deny the author and his party any right to copyright protection when the </text:p>
      <text:p text:style-name="Standard">allotted time for its registration has passed. If applied to the open road, notice that all traffic lights give</text:p>
      <text:p text:style-name="Standard">out after 5 years by design, and are not to be replaced by national law. Laws in place to be disregarded after some time resemble this scenario, and all roads older than 5 years old become lawless by default.</text:p>
      <text:p text:style-name="Standard"/>
      <text:p text:style-name="Standard">Therefore, I do not opt to reduce the time for copyright protection It is a right of the concept to benefit its author, and to be respected as such indefinitely. Conversely, there should be no reason that any one thing cannot be replicated, as long the original is cited by the copyright protection bureau, and there should be no reason that any one thing cannot be marketed by a different company, for as long as that</text:p>
      <text:p text:style-name="Standard">thing not be connected to the original thing in any way except its purposes, and the market does not </text:p>
      <text:p text:style-name="Standard">directly hinder the marketing of the originator of the product concept. For as long as this is done, a </text:p>
      <text:p text:style-name="Standard">concept can be applied for benefit of the people indefinitely.</text:p>
      <text:p text:style-name="Standard"/>
      <text:p text:style-name="Standard">For all recipients of the copyright law service, let all ascribers to a concept who consent said concept to said bureau be placed on the list of ascribers in the order that such subscriptions were received. Let the order of which entity volunteered use of the original concept be documented such the order and number of ascirbers be known. Those who have not done so are not eligible for intellectual copyright protection. </text:p>
      <text:p text:style-name="Standard"/>
      <text:p text:style-name="Standard"/>
      <text:p text:style-name="Standard"/>
      <text:p text:style-name="Standard"/>
      <text:p text:style-name="Standard"/>
      <text:p text:style-name="Standard"><text:soft-page-break/>#2.: I don't claim or portend myself to be better than or more worthy of anything else that I find myself dealing with. In fact, I expect my answer to this second question to be the response of anyone else answering this question, not because I claim to read minds, but because such is the case with the grand </text:p>
      <text:p text:style-name="Standard">majority of people in my experience. It is that for whatever is missing, provide until it is clear and present, always keep trying, since to not try is to not do, which is true failure.</text:p>
      <text:p text:style-name="Standard"/>
      <text:p text:style-name="Standard">As is expected, I find myself taking many challenges onto myself in the hopes that I can succeed these challenges. In either scenario, to succeed or not to succeed provides a learning environment for me, so that I can see which environments I can weather through, and why I cant enter certain schools of thought. I see it as a healthy and productive special type of entertainment where only good things happen and everybody wi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roid Serif" svg:font-family="'Droid Serif', 'Times New Roman', Times, serif"/>
    <style:font-face style:name="Futura" svg:font-family="Futura, 'Century Gothic', Avenir, 'Didact Gothic', 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mani willis</meta:initial-creator>
    <meta:creation-date>2015-01-05T22:00:24.02</meta:creation-date>
    <dc:date>2015-01-08T19:38:15.70</dc:date>
    <dc:creator>armani willis</dc:creator>
    <meta:editing-duration>P2DT21H37M52S</meta:editing-duration>
    <meta:editing-cycles>3</meta:editing-cycles>
    <meta:generator>OpenOffice/4.1.0$Win32 OpenOffice.org_project/410m18$Build-9764</meta:generator>
    <meta:document-statistic meta:table-count="0" meta:image-count="0" meta:object-count="0" meta:page-count="3" meta:paragraph-count="41" meta:word-count="1151" meta:character-count="6617"/>
  </office:meta>
</office:document-meta>
</file>